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6d6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de5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bf819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77bc6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5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5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b66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1617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7b3c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Splashtail</text:p>
          </table:table-cell>
          <table:table-cell table:style-name="ce2" table:number-columns-repeated="2"/>
          <table:table-cell table:style-name="ce7" office:value-type="string" calcext:value-type="string">
            <text:p>Plentifins</text:p>
          </table:table-cell>
          <table:table-cell table:style-name="ce7" office:value-type="string" calcext:value-type="string">
            <text:p>Eathworm</text:p>
          </table:table-cell>
          <table:table-cell table:style-name="ce7" office:value-type="string" calcext:value-type="string">
            <text:p>Shores Plenty</text:p>
          </table:table-cell>
          <table:table-cell table:style-name="ce16" office:value-type="string" calcext:value-type="string">
            <text:p>Ancientscales</text:p>
          </table:table-cell>
          <table:table-cell table:style-name="ce16" office:value-type="string" calcext:value-type="string">
            <text:p>Leeches</text:p>
          </table:table-cell>
          <table:table-cell table:style-name="ce16" office:value-type="string" calcext:value-type="string">
            <text:p>Ancient Isl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b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50</text:p>
          </table:table-cell>
          <table:table-cell table:style-name="ce7" office:value-type="string" calcext:value-type="string">
            <text:p>Oliv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50</text:p>
          </table:table-cell>
          <table:table-cell table:style-name="ce16" office:value-type="string" calcext:value-type="string">
            <text:p>Almon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50</text:p>
          </table:table-cell>
          <table:table-cell table:style-name="ce7" office:value-type="string" calcext:value-type="string">
            <text:p>Amb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50</text:p>
          </table:table-cell>
          <table:table-cell table:style-name="ce16" office:value-type="string" calcext:value-type="string">
            <text:p>Sapphi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di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50</text:p>
          </table:table-cell>
          <table:table-cell table:style-name="ce7" office:value-type="string" calcext:value-type="string">
            <text:p>Cloud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50</text:p>
          </table:table-cell>
          <table:table-cell table:style-name="ce16" office:value-type="string" calcext:value-type="string">
            <text:p>Smok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mb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10</text:p>
          </table:table-cell>
          <table:table-cell table:style-name="ce7" office:value-type="string" calcext:value-type="string">
            <text:p>Bonedus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10</text:p>
          </table:table-cell>
          <table:table-cell table:style-name="ce16" office:value-type="string" calcext:value-type="string">
            <text:p>Bo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/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afo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50</text:p>
          </table:table-cell>
          <table:table-cell table:style-name="ce7" office:value-type="string" calcext:value-type="string">
            <text:p>Water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50</text:p>
          </table:table-cell>
          <table:table-cell table:style-name="ce16" office:value-type="string" calcext:value-type="string">
            <text:p>Starshin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ildsplash</text:p>
          </table:table-cell>
          <table:table-cell table:style-name="ce3" office:value-type="string" calcext:value-type="string">
            <text:p>Earthworm</text:p>
          </table:table-cell>
          <table:table-cell table:style-name="ce3" office:value-type="string" calcext:value-type="string">
            <text:p>Wilds</text:p>
          </table:table-cell>
          <table:table-cell table:style-name="ce8" office:value-type="string" calcext:value-type="string">
            <text:p>Devilfishes</text:p>
          </table:table-cell>
          <table:table-cell table:style-name="ce8" office:value-type="string" calcext:value-type="string">
            <text:p>Grubs</text:p>
          </table:table-cell>
          <table:table-cell table:style-name="ce8" office:value-type="string" calcext:value-type="string">
            <text:p>Devils Roar</text:p>
          </table:table-cell>
          <table:table-cell table:style-name="ce17" office:value-type="string" calcext:value-type="string">
            <text:p>Islehoppers</text:p>
          </table:table-cell>
          <table:table-cell table:style-name="ce17"/>
          <table:table-cell table:style-name="ce17" office:value-type="string" calcext:value-type="string">
            <text:p>large Islan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sse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/50</text:p>
          </table:table-cell>
          <table:table-cell table:style-name="ce8" office:value-type="string" calcext:value-type="string">
            <text:p>Ashe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50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nd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/50</text:p>
          </table:table-cell>
          <table:table-cell table:style-name="ce8" office:value-type="string" calcext:value-type="string">
            <text:p>Seashe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50</text:p>
          </table:table-cell>
          <table:table-cell table:style-name="ce17" office:value-type="string" calcext:value-type="string">
            <text:p>Moss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cea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/50</text:p>
          </table:table-cell>
          <table:table-cell table:style-name="ce8" office:value-type="string" calcext:value-type="string">
            <text:p>Lav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50</text:p>
          </table:table-cell>
          <table:table-cell table:style-name="ce17" office:value-type="string" calcext:value-type="string">
            <text:p>Raven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/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dd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/10</text:p>
          </table:table-cell>
          <table:table-cell table:style-name="ce8" office:value-type="string" calcext:value-type="string">
            <text:p>Forsaken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10</text:p>
          </table:table-cell>
          <table:table-cell table:style-name="ce17"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/50</text:p>
          </table:table-cell>
          <table:table-cell table:style-name="ce8" office:value-type="string" calcext:value-type="string">
            <text:p>Fireligh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50</text:p>
          </table:table-cell>
          <table:table-cell table:style-name="ce17" office:value-type="string" calcext:value-type="string">
            <text:p>Amethys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ondies</text:p>
          </table:table-cell>
          <table:table-cell table:style-name="ce4"/>
          <table:table-cell table:style-name="ce4" office:value-type="string" calcext:value-type="string">
            <text:p>ponds</text:p>
          </table:table-cell>
          <table:table-cell table:style-name="ce9" office:value-type="string" calcext:value-type="string">
            <text:p>Battlegills</text:p>
          </table:table-cell>
          <table:table-cell table:style-name="ce9" office:value-type="string" calcext:value-type="string">
            <text:p>Grubs</text:p>
          </table:table-cell>
          <table:table-cell table:style-name="ce9" office:value-type="string" calcext:value-type="string">
            <text:p>Danger</text:p>
          </table:table-cell>
          <table:table-cell table:style-name="ce18" office:value-type="string" calcext:value-type="string">
            <text:p>Stormfish</text:p>
          </table:table-cell>
          <table:table-cell table:style-name="ce18" office:value-type="string" calcext:value-type="string">
            <text:p>Leeches</text:p>
          </table:table-cell>
          <table:table-cell table:style-name="ce18" office:value-type="string" calcext:value-type="string">
            <text:p>Storm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harco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/50</text:p>
          </table:table-cell>
          <table:table-cell table:style-name="ce9" office:value-type="string" calcext:value-type="string">
            <text:p>Jad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50</text:p>
          </table:table-cell>
          <table:table-cell table:style-name="ce18" office:value-type="string" calcext:value-type="string">
            <text:p>Ancien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rchi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/50</text:p>
          </table:table-cell>
          <table:table-cell table:style-name="ce9" office:value-type="string" calcext:value-type="string">
            <text:p>Sky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50</text:p>
          </table:table-cell>
          <table:table-cell table:style-name="ce18" office:value-type="string" calcext:value-type="string">
            <text:p>Shores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ronz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/50</text:p>
          </table:table-cell>
          <table:table-cell table:style-name="ce9" office:value-type="string" calcext:value-type="string">
            <text:p>Ru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50</text:p>
          </table:table-cell>
          <table:table-cell table:style-name="ce18" office:value-type="string" calcext:value-type="string">
            <text:p>Wil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righ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/10</text:p>
          </table:table-cell>
          <table:table-cell table:style-name="ce9" office:value-type="string" calcext:value-type="string">
            <text:p>San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10</text:p>
          </table:table-cell>
          <table:table-cell table:style-name="ce18" office:value-type="string" calcext:value-type="string">
            <text:p>Shadow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/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oonsk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/50</text:p>
          </table:table-cell>
          <table:table-cell table:style-name="ce9" office:value-type="string" calcext:value-type="string">
            <text:p>Bitterswee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50</text:p>
          </table:table-cell>
          <table:table-cell table:style-name="ce18" office:value-type="string" calcext:value-type="string">
            <text:p>Twiligh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/5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reckers</text:p>
          </table:table-cell>
          <table:table-cell table:style-name="ce5" office:value-type="string" calcext:value-type="string">
            <text:p>Earthworm</text:p>
          </table:table-cell>
          <table:table-cell table:style-name="ce5" office:value-type="string" calcext:value-type="string">
            <text:p>Shipwreck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o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lackclou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50</text:p>
          </table:table-cell>
          <table:table-cell/>
          <table:table-cell table:style-name="ce10" office:value-type="string" calcext:value-type="string" table:number-columns-spanned="2" table:number-rows-spanned="1">
            <text:p>Treacherous Plunder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5" office:value-type="string" calcext:value-type="string">
            <text:p>Snow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1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/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unn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50</text:p>
          </table:table-cell>
          <table:table-cell/>
          <table:table-cell table:style-name="ce12" office:value-type="string" calcext:value-type="string" table:number-columns-spanned="4" table:number-rows-spanned="1">
            <text:p>https://www.youtube.com/watch?v=weHmM_Jxw-k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Mo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50</text:p>
          </table:table-cell>
          <table:table-cell table:number-columns-repeated="1021"/>
        </table:table-row>
        <table:table-row table:style-name="ro1">
          <table:table-cell table:number-columns-repeated="9"/>
          <table:table-cell table:style-name="ce20" table:formula="of:=MAX([.J26:.J88])" office:value-type="float" office:value="866" calcext:value-type="float">
            <text:p>86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Splashtails</text:p>
          </table:table-cell>
          <table:table-cell table:style-name="ce14" table:formula="of:=SUM([.B2:.B6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7-28" calcext:value-type="date">
            <text:p>07/28/23</text:p>
          </table:table-cell>
          <table:table-cell table:style-name="ce14" office:value-type="float" office:value="293" calcext:value-type="float">
            <text:p>29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ooked food</text:p>
          </table:table-cell>
          <table:table-cell table:style-name="ce6" table:number-columns-repeated="2"/>
          <table:table-cell/>
          <table:table-cell table:style-name="ce13" office:value-type="string" calcext:value-type="string">
            <text:p>Plentifins</text:p>
          </table:table-cell>
          <table:table-cell table:style-name="ce14" table:formula="of:=SUM([.E2:.E6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7-29" calcext:value-type="date">
            <text:p>07/29/23</text:p>
          </table:table-cell>
          <table:table-cell table:style-name="ce14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hicke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50</text:p>
          </table:table-cell>
          <table:table-cell/>
          <table:table-cell table:style-name="ce13" office:value-type="string" calcext:value-type="string">
            <text:p>Ancientscales</text:p>
          </table:table-cell>
          <table:table-cell table:style-name="ce14" table:formula="of:=SUM([.H2:.H6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7-30" calcext:value-type="date">
            <text:p>07/30/23</text:p>
          </table:table-cell>
          <table:table-cell table:style-name="ce13" office:value-type="float" office:value="866" calcext:value-type="float">
            <text:p>86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Por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50</text:p>
          </table:table-cell>
          <table:table-cell/>
          <table:table-cell table:style-name="ce13" office:value-type="string" calcext:value-type="string">
            <text:p>Wildsplashes</text:p>
          </table:table-cell>
          <table:table-cell table:style-name="ce14" table:formula="of:=SUM([.B8:.B12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7-31" calcext:value-type="date">
            <text:p>07/31/2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nak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50</text:p>
          </table:table-cell>
          <table:table-cell/>
          <table:table-cell table:style-name="ce13" office:value-type="string" calcext:value-type="string">
            <text:p>Devilfishes</text:p>
          </table:table-cell>
          <table:table-cell table:style-name="ce14" table:formula="of:=SUM([.E8:.E12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8-01" calcext:value-type="date">
            <text:p>08/01/2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har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50</text:p>
          </table:table-cell>
          <table:table-cell/>
          <table:table-cell table:style-name="ce13" office:value-type="string" calcext:value-type="string">
            <text:p>Islehoppers</text:p>
          </table:table-cell>
          <table:table-cell table:style-name="ce14" table:formula="of:=SUM([.H8:.H12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8-02" calcext:value-type="date">
            <text:p>08/02/2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egalod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50</text:p>
          </table:table-cell>
          <table:table-cell/>
          <table:table-cell table:style-name="ce13" office:value-type="string" calcext:value-type="string">
            <text:p>Pondies</text:p>
          </table:table-cell>
          <table:table-cell table:style-name="ce14" table:formula="of:=SUM([.B14:.B18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8-03" calcext:value-type="date">
            <text:p>08/03/2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rake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/50</text:p>
          </table:table-cell>
          <table:table-cell/>
          <table:table-cell table:style-name="ce13" office:value-type="string" calcext:value-type="string">
            <text:p>Battlegills</text:p>
          </table:table-cell>
          <table:table-cell table:style-name="ce14" table:formula="of:=SUM([.E14:.E18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8-04" calcext:value-type="date">
            <text:p>08/04/2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 office:value-type="string" calcext:value-type="string">
            <text:p>Stormfish</text:p>
          </table:table-cell>
          <table:table-cell table:style-name="ce14" table:formula="of:=SUM([.H14:.H18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8-05" calcext:value-type="date">
            <text:p>08/05/2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 office:value-type="string" calcext:value-type="string">
            <text:p>Wreckers</text:p>
          </table:table-cell>
          <table:table-cell table:style-name="ce14" table:formula="of:=SUM([.B20:.B24])" office:value-type="float" office:value="0" calcext:value-type="float">
            <text:p>0</text:p>
          </table:table-cell>
          <table:table-cell table:style-name="ce14" office:value-type="string" calcext:value-type="string">
            <text:p>/210</text:p>
          </table:table-cell>
          <table:table-cell/>
          <table:table-cell table:style-name="ce19" office:value-type="date" office:date-value="2023-08-06" calcext:value-type="date">
            <text:p>08/06/2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4" table:formula="of:=SUM([.F26:.F35])" office:value-type="float" office:value="0" calcext:value-type="float">
            <text:p>0</text:p>
          </table:table-cell>
          <table:table-cell table:style-name="ce14" office:value-type="string" calcext:value-type="string">
            <text:p>/2100</text:p>
          </table:table-cell>
          <table:table-cell/>
          <table:table-cell table:style-name="ce19" office:value-type="date" office:date-value="2023-08-07" calcext:value-type="date">
            <text:p>08/07/2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4" table:formula="of:=[.F36]/2100*100" office:value-type="float" office:value="0" calcext:value-type="float">
            <text:p>0</text:p>
          </table:table-cell>
          <table:table-cell table:style-name="ce14" office:value-type="string" calcext:value-type="string">
            <text:p>%</text:p>
          </table:table-cell>
          <table:table-cell/>
          <table:table-cell table:style-name="ce19" office:value-type="date" office:date-value="2023-08-08" calcext:value-type="date">
            <text:p>08/08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09" calcext:value-type="date">
            <text:p>08/09/2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 office:value-type="string" calcext:value-type="string">
            <text:p>today:</text:p>
          </table:table-cell>
          <table:table-cell table:style-name="ce14" table:formula="of:=[.F36]-[.J25]" office:value-type="float" office:value="-866" calcext:value-type="float">
            <text:p>-866</text:p>
          </table:table-cell>
          <table:table-cell table:number-columns-repeated="2"/>
          <table:table-cell table:style-name="ce19" office:value-type="date" office:date-value="2023-08-10" calcext:value-type="date">
            <text:p>08/10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1" calcext:value-type="date">
            <text:p>08/11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2" calcext:value-type="date">
            <text:p>08/12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3" calcext:value-type="date">
            <text:p>08/13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4" calcext:value-type="date">
            <text:p>08/14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5" calcext:value-type="date">
            <text:p>08/15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6" calcext:value-type="date">
            <text:p>08/16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7" calcext:value-type="date">
            <text:p>08/17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8" calcext:value-type="date">
            <text:p>08/18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19" calcext:value-type="date">
            <text:p>08/19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0" calcext:value-type="date">
            <text:p>08/20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1" calcext:value-type="date">
            <text:p>08/21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2" calcext:value-type="date">
            <text:p>08/22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3" calcext:value-type="date">
            <text:p>08/23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4" calcext:value-type="date">
            <text:p>08/24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5" calcext:value-type="date">
            <text:p>08/25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6" calcext:value-type="date">
            <text:p>08/26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7" calcext:value-type="date">
            <text:p>08/27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8" calcext:value-type="date">
            <text:p>08/28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29" calcext:value-type="date">
            <text:p>08/29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30" calcext:value-type="date">
            <text:p>08/30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8-31" calcext:value-type="date">
            <text:p>08/31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1" calcext:value-type="date">
            <text:p>09/01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2" calcext:value-type="date">
            <text:p>09/02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3" calcext:value-type="date">
            <text:p>09/03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4" calcext:value-type="date">
            <text:p>09/04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5" calcext:value-type="date">
            <text:p>09/05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6" calcext:value-type="date">
            <text:p>09/06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7" calcext:value-type="date">
            <text:p>09/07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8" calcext:value-type="date">
            <text:p>09/08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09" calcext:value-type="date">
            <text:p>09/09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0" calcext:value-type="date">
            <text:p>09/10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1" calcext:value-type="date">
            <text:p>09/11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2" calcext:value-type="date">
            <text:p>09/12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3" calcext:value-type="date">
            <text:p>09/13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4" calcext:value-type="date">
            <text:p>09/14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5" calcext:value-type="date">
            <text:p>09/15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6" calcext:value-type="date">
            <text:p>09/16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7" calcext:value-type="date">
            <text:p>09/17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8" calcext:value-type="date">
            <text:p>09/18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19" calcext:value-type="date">
            <text:p>09/19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0" calcext:value-type="date">
            <text:p>09/20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1" calcext:value-type="date">
            <text:p>09/21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2" calcext:value-type="date">
            <text:p>09/22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3" calcext:value-type="date">
            <text:p>09/23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4" calcext:value-type="date">
            <text:p>09/24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5" calcext:value-type="date">
            <text:p>09/25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6" calcext:value-type="date">
            <text:p>09/26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7" calcext:value-type="date">
            <text:p>09/27/2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date" office:date-value="2023-09-28" calcext:value-type="date">
            <text:p>09/28/23</text:p>
          </table:table-cell>
          <table:table-cell table:number-columns-repeated="1015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3" meta:object-count="0"/>
    <meta:generator>LibreOfficeDev/6.0.5.2$Linux_X86_64 LibreOffice_project/</meta:generator>
  </office:meta>
</office:document-meta>
</file>